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9E00005C2400003F06280F1CC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3.587cm" svg:height="16.133cm" svg:x="2.197cm" svg:y="2.413cm">
          <draw:image xlink:href="Pictures/2000009E00005C2400003F06280F1CC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31T14:34:20</meta:creation-date>
    <dc:date>2009-07-31T14:35:35</dc:date>
    <dc:language>en-US</dc:language>
    <meta:editing-cycles>2</meta:editing-cycles>
    <meta:editing-duration>PT1M25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